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TestingUtils.runTestsAndAssertCounters( Class &lt; ? extends Runner &gt; runnerClass , Class &lt; ? &gt; testClass , int expectedStartedCount , int expectedFailedCount , int expectedFinishedCount , int expectedIgnoredCount , int expectedAssumptionFailed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UnitTestingUtils.runTestsAndAssertCounters( Computer computer , int expectedStartedCount , int expectedFailedCount , int expectedFinishedCount , int expectedIgnoredCount , int expectedAssumptionFailedCount , Class &lt; ? &gt; ... test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UnitTestingUtils.runTestsAndAssertCounters( Class &lt; ? &gt; testClass , int expectedStartedCount , int expectedFailedCount , int expectedFinishedCount , int expectedIgnoredCount , int expectedAssumptionFail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